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4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15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16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17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8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20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2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22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23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24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25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26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27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28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29" style:family="paragraph" style:parent-style-name="Standard">
      <style:text-properties fo:font-weight="normal" officeooo:rsid="001d6f39" officeooo:paragraph-rsid="00196b33" style:font-weight-asian="normal" style:font-weight-complex="normal"/>
    </style:style>
    <style:style style:name="P30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31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32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33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34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35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36" style:family="paragraph" style:parent-style-name="Standard">
      <style:text-properties officeooo:rsid="000989c2" officeooo:paragraph-rsid="000989c2"/>
    </style:style>
    <style:style style:name="P37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39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40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4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42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43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44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45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normal" officeooo:rsid="000e4361" officeooo:paragraph-rsid="000e1e6f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officeooo:rsid="000a5bca"/>
    </style:style>
    <style:style style:name="T18" style:family="text">
      <style:text-properties officeooo:rsid="000c49fe"/>
    </style:style>
    <style:style style:name="T19" style:family="text">
      <style:text-properties officeooo:rsid="000e1e6f"/>
    </style:style>
    <style:style style:name="T20" style:family="text">
      <style:text-properties officeooo:rsid="0017dbf1"/>
    </style:style>
    <style:style style:name="T21" style:family="text">
      <style:text-properties officeooo:rsid="001a40d6"/>
    </style:style>
    <style:style style:name="T22" style:family="text">
      <style:text-properties officeooo:rsid="001fdd7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04bde"/>
    </style:style>
    <style:style style:name="T25" style:family="text">
      <style:text-properties officeooo:rsid="001ec69d"/>
    </style:style>
    <style:style style:name="T26" style:family="text">
      <style:text-properties officeooo:rsid="000f7824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18f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atalogue</text:p>
      <text:p text:style-name="P37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36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16"><text:tab/>1_ones_processor</text:p>
      <text:p text:style-name="P16"><text:tab/>2_Shift_bits</text:p>
      <text:p text:style-name="P16"><text:tab/>3_Char_to_binary</text:p>
      <text:p text:style-name="P16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22"><text:tab/><text:tab/>Print askii symbols</text:p>
      <text:p text:style-name="P22"><text:tab/><text:tab/>Print text file</text:p>
      <text:p text:style-name="P22"><text:tab/><text:tab/>Print hex file with strings</text:p>
      <text:p text:style-name="P22"><text:tab/><text:tab/>Defining text messages and reading program memory</text:p>
      <text:p text:style-name="P22"><text:tab/><text:tab/>Print the askii table</text:p>
      <text:p text:style-name="P22"><text:tab/><text:tab/>Lower to upper case conversion</text:p>
      <text:p text:style-name="P22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7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23"><text:tab/><text:tab/>Print out columns of numbers <text:s/>(2 examples)</text:p>
      <text:p text:style-name="P23"><text:tab/><text:tab/>Generate an array of random numbers and print them out in numerical order</text:p>
      <text:p text:style-name="P5"><text:span text:style-name="T5"><text:tab/></text:span><text:span text:style-name="T18">3_String_to_Bin</text:span></text:p>
      <text:p text:style-name="P5"><text:tab/><text:tab/><text:span text:style-name="T5">Enter numbers at keyboard</text:span></text:p>
      <text:p text:style-name="P23"><text:tab/><text:tab/>Enter the numbers 2, 4, 8, 16, 32, 64………………</text:p>
      <text:p text:style-name="P23"><text:tab/><text:tab/>Enter numbers at the keyboard and re-order them (smallest to largest)</text:p>
      <text:p text:style-name="P6"><text:span text:style-name="T5"><text:tab/></text:span><text:span text:style-name="T8">4</text:span><text:span text:style-name="T18">_Char_numbers</text:span></text:p>
      <text:p text:style-name="P13"><text:tab/>5_Hex_numbers</text:p>
      <text:p text:style-name="P7"><text:span text:style-name="T8"><text:tab/></text:span><text:span text:style-name="T20">6_Simple Division</text:span></text:p>
      <text:p text:style-name="P5"/>
      <text:p text:style-name="P5">4_Display_Driver_Basic</text:p>
      <text:p text:style-name="P17"><text:tab/>1_Segment_driver</text:p>
      <text:p text:style-name="P17"><text:span text:style-name="T19"><text:tab/>2</text:span>_Segment_driver</text:p>
      <text:p text:style-name="P17"><text:tab/>3_Numerical_entry</text:p>
      <text:p text:style-name="P17"><text:soft-page-break/><text:tab/>4_Num_from_KBD</text:p>
      <text:p text:style-name="P17"><text:tab/>5_Moving_display</text:p>
      <text:p text:style-name="P17"><text:tab/>6_Random_num_display</text:p>
      <text:p text:style-name="P19"><text:tab/></text:p>
      <text:p text:style-name="P40">5_Interrupts</text:p>
      <text:p text:style-name="P19"><text:tab/>1_Interrupt_basic<text:tab/><text:tab/><text:span text:style-name="T19">(4 simple examples)</text:span></text:p>
      <text:p text:style-name="P19"><text:tab/>2_Pin_Change_Interrupt<text:tab/><text:span text:style-name="T19">(Reaction time tester)</text:span></text:p>
      <text:p text:style-name="P19"><text:tab/>3_reaction_time_tester</text:p>
      <text:p text:style-name="P19"><text:tab/>4_File_download_with_interrupt</text:p>
      <text:p text:style-name="P19"><text:tab/><text:span text:style-name="T19">5</text:span>_File_download_with_interrupt</text:p>
      <text:p text:style-name="P19"><text:tab/>6_Roots_with_interrupt</text:p>
      <text:p text:style-name="P19"/>
      <text:p text:style-name="P12">6_Timers</text:p>
      <text:p text:style-name="P12"><text:tab/>6<text:span text:style-name="T3">A_String_only_clock</text:span></text:p>
      <text:p text:style-name="P21"><text:tab/>6B_calculator_based_clock</text:p>
      <text:p text:style-name="P21"><text:tab/>6C_mini_OS_clock</text:p>
      <text:p text:style-name="P21"><text:tab/>6D_mini_OS_clock_with_adjustment</text:p>
      <text:p text:style-name="P21"><text:tab/>6E_Stand_a_lone_clock</text:p>
      <text:p text:style-name="P21"><text:tab/>6F_Stop_watch</text:p>
      <text:p text:style-name="P24"/>
      <text:p text:style-name="P12"><text:span text:style-name="T26">7</text:span>_Some_arithmetic</text:p>
      <text:p text:style-name="P21"><text:tab/><text:span text:style-name="T27">A_Integer_numbers</text:span></text:p>
      <text:p text:style-name="P21"><text:tab/>B_Prime_numbers</text:p>
      <text:p text:style-name="P21"><text:tab/>C_Prime_factors</text:p>
      <text:p text:style-name="P21"><text:tab/>D_Prime_Num_array</text:p>
      <text:p text:style-name="P21"><text:tab/>E_Prime_Factors_fast</text:p>
      <text:p text:style-name="P12"><text:span text:style-name="T3"><text:tab/></text:span><text:span text:style-name="T6">F_</text:span><text:span text:style-name="T3">Integer_arithmetic</text:span></text:p>
      <text:p text:style-name="P12"><text:span text:style-name="T3"><text:tab/></text:span><text:span text:style-name="T6">G_</text:span><text:span text:style-name="T3">Integer_roots</text:span></text:p>
      <text:p text:style-name="P12"><text:span text:style-name="T3"><text:tab/></text:span><text:span text:style-name="T6">H_</text:span><text:span text:style-name="T3">Real_num_division</text:span></text:p>
      <text:p text:style-name="P12"><text:span text:style-name="T3"><text:tab/></text:span><text:span text:style-name="T6">I_</text:span><text:span text:style-name="T3">Real_num_division_2</text:span></text:p>
      <text:p text:style-name="P18"/>
      <text:p text:style-name="P18"/>
      <text:p text:style-name="P18"/>
      <text:p text:style-name="P37"/>
      <text:p text:style-name="P39">Final Tests</text:p>
      <text:p text:style-name="P25"/>
      <text:p text:style-name="P8">0_project_zero<text:span text:style-name="T3"><text:tab/></text:span><text:span text:style-name="T9">Comments OK</text:span></text:p>
      <text:p text:style-name="P28"><text:tab/><text:tab/><text:tab/>Hex files<text:tab/><text:span text:style-name="T21">All OK</text:span></text:p>
      <text:p text:style-name="P28"/>
      <text:p text:style-name="P14">1_first_project<text:tab/><text:span text:style-name="T10">Comments OK</text:span></text:p>
      <text:p text:style-name="P14"><text:span text:style-name="T10"><text:tab/><text:tab/><text:tab/>Hex Files<text:tab/></text:span><text:span text:style-name="T11">All OK</text:span></text:p>
      <text:p text:style-name="P29"/>
      <text:p text:style-name="P14">2_binary_and_bit_operations</text:p>
      <text:p text:style-name="P14"><text:span text:style-name="T3"><text:tab/><text:tab/><text:tab/></text:span><text:span text:style-name="T12">Comments </text:span><text:span text:style-name="T13">OK</text:span></text:p>
      <text:p text:style-name="P30"><text:tab/><text:tab/><text:tab/>Hex Files<text:tab/><text:span text:style-name="T22">All OK</text:span></text:p>
      <text:p text:style-name="P30"/>
      <text:p text:style-name="P15">3_Receiver_Transmitter_Basic</text:p>
      <text:p text:style-name="P15"><text:tab/>1_askii_code</text:p>
      <text:p text:style-name="P15"><text:tab/><text:tab/><text:span text:style-name="T14">Comments OK</text:span></text:p>
      <text:p text:style-name="P32"><text:tab/><text:tab/><text:span text:style-name="T25">Hex Files<text:tab/>All OK</text:span></text:p>
      <text:p text:style-name="P15"/>
      <text:p text:style-name="P15"><text:tab/>2_Bin_to_String</text:p>
      <text:p text:style-name="P15"><text:tab/><text:tab/><text:span text:style-name="T14">Comments OK</text:span></text:p>
      <text:p text:style-name="P33"><text:tab/><text:tab/><text:span text:style-name="T25">Hex Files<text:tab/>All OK</text:span></text:p>
      <text:p text:style-name="P31"/>
      <text:p text:style-name="P15"><text:tab/>3_String_to_Bin</text:p>
      <text:p text:style-name="P15"><text:tab/><text:tab/><text:span text:style-name="T14">Comments OK</text:span></text:p>
      <text:p text:style-name="P34"><text:tab/><text:tab/><text:span text:style-name="T25">Hex Files<text:tab/>All OK</text:span></text:p>
      <text:p text:style-name="P15"/>
      <text:p text:style-name="P15"><text:tab/>4_Char_numbers</text:p>
      <text:p text:style-name="P15"><text:tab/><text:tab/><text:span text:style-name="T14">Comments OK</text:span></text:p>
      <text:p text:style-name="P35"><text:tab/><text:span text:style-name="T25">Hex Files<text:tab/>All OK</text:span></text:p>
      <text:p text:style-name="P15"/>
      <text:p text:style-name="P15"><text:tab/>5_Hex_numbers</text:p>
      <text:p text:style-name="P15"><text:tab/><text:tab/><text:span text:style-name="T14">Comments OK</text:span></text:p>
      <text:p text:style-name="P35"><text:tab/><text:span text:style-name="T25">Hex Files<text:tab/>All OK</text:span></text:p>
      <text:p text:style-name="P15"/>
      <text:p text:style-name="P15"><text:tab/>6_Simple_division</text:p>
      <text:p text:style-name="P15"><text:tab/><text:tab/><text:span text:style-name="T14">Comments OK</text:span></text:p>
      <text:p text:style-name="P35"><text:tab/><text:span text:style-name="T25">Hex Files<text:tab/>All OK</text:span></text:p>
      <text:p text:style-name="P15"/>
      <text:p text:style-name="P15"><text:tab/>7_Screen_saver</text:p>
      <text:p text:style-name="P15"><text:tab/><text:tab/><text:span text:style-name="T14">Comments OK</text:span></text:p>
      <text:p text:style-name="P35"><text:tab/><text:span text:style-name="T25">Hex Files<text:tab/>All OK</text:span></text:p>
      <text:p text:style-name="P25"/>
      <text:p text:style-name="P25"><text:tab/><text:span text:style-name="T23">8_Integer_numbers</text:span></text:p>
      <text:p text:style-name="P25"><text:span text:style-name="T23"><text:tab/><text:tab/></text:span><text:span text:style-name="T24">Comments OK</text:span></text:p>
      <text:p text:style-name="P35"><text:tab/><text:span text:style-name="T25">Hex Files<text:tab/>All OK</text:span></text:p>
      <text:p text:style-name="P38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26"><text:span text:style-name="T23"><text:tab/><text:tab/></text:span><text:span text:style-name="T24">Comments OK</text:span></text:p>
      <text:p text:style-name="P27"><text:tab/><text:tab/><text:span text:style-name="T25">Hex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3_Numerical_entr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4_Num_from_KBD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5_Moving_displa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9"/>
      <text:p text:style-name="P9"><text:tab/>6_Random_num_display</text:p>
      <text:p text:style-name="P10"><text:tab/><text:span text:style-name="T28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1"><text:span text:style-name="T12"/></text:p>
      <text:p text:style-name="P11">5_Interrupts</text:p>
      <text:p text:style-name="P11"><text:tab/></text:p>
      <text:p text:style-name="P11"><text:tab/>1_Interrupt_basic</text:p>
      <text:p text:style-name="P42"><text:tab/><text:span text:style-name="T28"><text:tab/></text:span><text:span text:style-name="T14">Comments OK</text:span></text:p>
      <text:p text:style-name="P43"><text:tab/><text:span text:style-name="T12">Hex Files<text:tab/>All OK</text:span></text:p>
      <text:p text:style-name="P43"><text:span text:style-name="T12"/></text:p>
      <text:p text:style-name="P11"><text:tab/>2_Pin_Change_Interrupt</text:p>
      <text:p text:style-name="P42"><text:tab/><text:span text:style-name="T28"><text:tab/></text:span><text:span text:style-name="T14">Comments OK</text:span></text:p>
      <text:p text:style-name="P44"><text:span text:style-name="T14"><text:tab/><text:tab/></text:span><text:span text:style-name="T12">Hex File<text:tab/>OK</text:span></text:p>
      <text:p text:style-name="P11"/>
      <text:p text:style-name="P11"><text:tab/>3_reaction_time_tester</text:p>
      <text:p text:style-name="P42"><text:tab/><text:span text:style-name="T28"><text:tab/></text:span><text:span text:style-name="T14">Comments OK</text:span></text:p>
      <text:p text:style-name="P44"><text:span text:style-name="T14"><text:tab/><text:tab/></text:span><text:span text:style-name="T12">Hex File<text:tab/>OK</text:span></text:p>
      <text:p text:style-name="P11"/>
      <text:p text:style-name="P11"><text:tab/>4_Rx_interrupts</text:p>
      <text:p text:style-name="P42"><text:tab/><text:span text:style-name="T28"><text:tab/></text:span><text:span text:style-name="T14">Comments OK</text:span></text:p>
      <text:p text:style-name="P45"><text:span text:style-name="T14"><text:tab/></text:span><text:span text:style-name="T12">Hex Files<text:tab/></text:span><text:span text:style-name="T16">Both</text:span><text:span text:style-name="T12"> OK</text:span></text:p>
      <text:p text:style-name="P11"/>
      <text:p text:style-name="P11"><text:tab/>5_File_download_with_interrupt</text:p>
      <text:p text:style-name="P42"><text:tab/><text:span text:style-name="T28"><text:tab/></text:span><text:span text:style-name="T14">Comments OK</text:span></text:p>
      <text:p text:style-name="P11"/>
      <text:p text:style-name="P11"><text:tab/>6_Roots_with_interrupt</text:p>
      <text:p text:style-name="P42"><text:tab/><text:span text:style-name="T28"><text:tab/></text:span><text:span text:style-name="T14">Comments OK</text:span></text:p>
      <text:p text:style-name="P11"><text:tab/></text:p>
      <text:p text:style-name="P46"/>
      <text:p text:style-name="P20"><text:tab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7T20:48:31.907000000</dc:date>
    <meta:editing-duration>PT5H53M46S</meta:editing-duration>
    <meta:editing-cycles>28</meta:editing-cycles>
    <meta:document-statistic meta:table-count="0" meta:image-count="0" meta:object-count="0" meta:page-count="5" meta:paragraph-count="147" meta:word-count="405" meta:character-count="3218" meta:non-whitespace-character-count="2767"/>
  </office:meta>
</office:document-meta>
</file>